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0.185cm"/>
    </style:style>
    <style:style style:name="co6" style:family="table-column">
      <style:table-column-properties fo:break-before="auto" style:column-width="9.668cm"/>
    </style:style>
    <style:style style:name="co7" style:family="table-column">
      <style:table-column-properties fo:break-before="auto" style:column-width="11.3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7.55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4.396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2.817cm" fo:break-before="auto" style:use-optimal-row-height="true"/>
    </style:style>
    <style:style style:name="ro12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dbdbd" fo:wrap-option="wrap" fo:border="0.06pt solid #000000" style:vertical-align="top"/>
    </style:style>
    <style:style style:name="ce2" style:family="table-cell" style:parent-style-name="Default">
      <style:table-cell-properties fo:background-color="transparent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8" style:family="table-cell" style:parent-style-name="Default">
      <style:table-cell-properties fo:background-color="#cccccc" fo:wrap-option="wrap" fo:border="0.06pt solid #000000" style:vertical-align="top"/>
    </style:style>
    <style:style style:name="ce6" style:family="table-cell" style:parent-style-name="Default">
      <style:table-cell-properties fo:background-color="#eeeeee" fo:wrap-option="wrap" fo:border="0.06pt solid #000000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9" style:family="table-cell" style:parent-style-name="Default">
      <style:table-cell-properties fo:background-color="#ffffd7" style:text-align-source="fix" style:repeat-content="false" fo:border="0.06pt solid #000000" style:vertical-align="top"/>
      <style:paragraph-properties fo:text-align="start" fo:margin-left="0c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T1" style:family="text">
      <style:text-properties fo:color="#55308d"/>
    </style:style>
    <style:style style:name="T2" style:family="text">
      <style:text-properties fo:color="#468a1a"/>
    </style:style>
    <style:style style:name="T3" style:family="text">
      <style:text-properties fo:color="#999999"/>
    </style:style>
    <style:style style:name="T4" style:family="text">
      <style:text-properties fo:color="#058d98"/>
    </style:style>
    <style:style style:name="T5" style:family="text">
      <style:text-properties fo:color="#b85c00"/>
    </style:style>
    <style:style style:name="T6" style:family="text">
      <style:text-properties fo:color="#ff3838"/>
    </style:style>
    <style:style style:name="T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0" style:family="text">
      <style:text-properties fo:color="#a1467e"/>
    </style:style>
    <style:style style:name="T11" style:family="text">
      <style:text-properties fo:color="#b47804"/>
    </style:style>
    <style:style style:name="T12" style:family="text">
      <style:text-properties style:font-name="Liberation Sans" style:text-overline-style="none" style:text-overline-color="font-color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font-size-complex="10pt" fo:font-size="10pt" style:text-underline-style="none" style:text-underline-color="font-color" fo:font-style="normal" fo:text-shadow="none" fo:language="ru" fo:country="RU" style:language-complex="hi" style:country-complex="IN" style:font-name-complex="Lohit Devanagari" style:font-weight-complex="normal" style:font-style-complex="normal" style:font-relief="none"/>
    </style:style>
    <style:style style:name="T13" style:family="text">
      <style:text-properties style:font-name="Liberation Sans" style:text-overline-style="none" style:text-overline-color="font-color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font-size-complex="10pt" fo:font-size="10pt" style:text-underline-style="none" style:text-underline-color="font-color" fo:font-style="normal" fo:text-shadow="none" fo:language="ru" fo:country="RU" style:language-complex="hi" style:country-complex="IN" style:font-name-complex="Lohit Devanagari" style:font-weight-complex="normal" style:font-style-complex="normal" style:font-relief="none" fo:color="#b47804"/>
    </style:style>
    <style:style style:name="T14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15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be480a"/>
    </style:style>
    <style:style style:name="T17" style:family="text">
      <style:text-properties style:font-name-complex="JetBrains Mono" style:font-name-asian="JetBrains Mono" style:font-style-asian="normal" style:font-weight-complex="normal" fo:font-style="normal" style:font-size-complex="10pt" fo:font-size="10pt" fo:font-weight="normal" style:font-size-asian="10pt" style:font-style-complex="normal" style:font-weight-asian="normal"/>
    </style:style>
    <style:style style:name="T18" style:family="text">
      <style:text-properties style:font-name-complex="JetBrains Mono" style:font-name-asian="JetBrains Mono" style:font-style-asian="normal" style:font-weight-complex="normal" fo:font-style="normal" style:font-size-complex="10pt" fo:font-size="10pt" fo:font-weight="normal" style:font-size-asian="10pt" style:font-style-complex="normal" style:font-weight-asian="normal" fo:color="#55308d"/>
    </style:style>
    <style:style style:name="T19" style:family="text">
      <style:text-properties style:font-name-complex="JetBrains Mono" style:font-name-asian="JetBrains Mono" style:font-style-asian="normal" style:font-weight-complex="normal" fo:font-style="normal" style:font-size-complex="10pt" fo:font-size="10pt" fo:font-weight="normal" style:font-size-asian="10pt" style:font-style-complex="normal" style:font-weight-asian="normal" fo:color="#468a1a"/>
    </style:style>
    <style:style style:name="T20" style:family="text">
      <style:text-properties style:font-name-complex="JetBrains Mono" style:font-name-asian="JetBrains Mono" style:font-style-asian="normal" style:font-weight-complex="normal" fo:font-style="normal" style:font-size-complex="10pt" fo:font-size="10pt" fo:font-weight="normal" style:font-size-asian="10pt" style:font-style-complex="normal" style:font-weight-asian="normal" fo:color="#be480a"/>
    </style:style>
    <style:style style:name="T21" style:family="text">
      <style:text-properties style:text-overline-style="none" style:text-overline-color="font-color" style:font-relief="none" style:text-emphasize="none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2" style:family="text">
      <style:text-properties style:text-overline-style="none" style:text-overline-color="font-color" style:font-relief="none" style:text-emphasize="none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23" style:family="text">
      <style:text-properties style:text-overline-style="none" style:text-overline-color="font-color" style:font-relief="none" style:text-emphasize="none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62" table:default-cell-style-name="ce7"/>
        <table:table-row table:style-name="ro1">
          <table:table-cell table:style-name="ce3" office:value-type="string" calcext:value-type="string">
            <text:p>ССЫЛКИ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<text:a xlink:href="https://gobyexample.com/" xlink:type="simple">https://gobyexample.com/</text:a></text:p>
          </table:table-cell>
          <table:table-cell table:style-name="ce2" office:value-type="string" calcext:value-type="string">
            <text:p>Примеры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2" office:value-type="string" calcext:value-type="string">
            <text:p>Сравнение Го и Питона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<text:a xlink:href="https://play.golang.org/" xlink:type="simple">https://play.golang.org/</text:a></text:p>
          </table:table-cell>
          <table:table-cell table:style-name="ce2" office:value-type="string" calcext:value-type="string">
            <text:p>Сайт с интерпретатором Go</text:p>
          </table:table-cell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main() {</text:p>
            <text:p>  fmt.Println(<text:span text:style-name="T2">"Hello world"</text:span>)</text:p>
            <text:p>}</text:p>
          </table:table-cell>
          <table:table-cell table:style-name="ce4" office:value-type="string" calcext:value-type="string">
            <text:p>Модуль с объявлением main блока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package main<text:line-break/>import (<text:line-break/> <text:s text:c="3"/>"fmt"<text:line-break/> <text:s text:c="3"/>"math"<text:line-break/>)<text:line-break/><text:line-break/>const s string = "constant"<text:line-break/><text:line-break/><text:line-break/>func main() { … }</text:p>
          </table:table-cell>
          <table:table-cell table:style-name="ce4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комменты</text:p>
          </table:table-cell>
          <table:table-cell table:style-name="ce3"/>
          <table:table-cell table:number-columns-repeated="62"/>
        </table:table-row>
        <table:table-row table:style-name="ro4">
          <table:table-cell table:style-name="ce4" office:value-type="string" calcext:value-type="string">
            <text:p><text:span text:style-name="T1">package</text:span> main</text:p>
            <text:p/>
            <text:p><text:span text:style-name="T3">// обычный строчный комментарий</text:span></text:p>
            <text:p/>
            <text:p/>
            <text:p><text:span text:style-name="T3">/* тоже комментарий</text:span></text:p>
            <text:p/>
            <text:p><text:span text:style-name="T3"> только на несколько строк</text:span></text:p>
            <text:p><text:span text:style-name="T3">*/</text:span></text:p>
            <text:p/>
            <text:p><text:span text:style-name="T3">/* Многострочный комментарий для функции main().</text:span></text:p>
            <text:p><text:span text:style-name="T3">  Чтобы увидеть его, запустите в консоли команду:</text:span></text:p>
            <text:p/>
            <text:p><text:span text:style-name="T3">    godoc comments.go</text:span></text:p>
            <text:p/>
            <text:p><text:span text:style-name="T3">*/</text:span></text:p>
            <text:p/>
            <text:p><text:span text:style-name="T1">func</text:span> <text:span text:style-name="T4">main</text:span>() {</text:p>
            <text:p>}</text:p>
          </table:table-cell>
          <table:table-cell table:style-name="ce4"/>
          <table:table-cell table:number-columns-repeated="62"/>
        </table:table-row>
        <table:table-row table:style-name="ro1" table:number-rows-repeated="7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office:value-type="string" calcext:value-type="string">
            <text:p>Присвоение</text:p>
          </table:table-cell>
          <table:table-cell table:style-name="ce3"/>
          <table:table-cell table:number-columns-repeated="62"/>
        </table:table-row>
        <table:table-row table:style-name="ro5">
          <table:table-cell table:style-name="ce4" office:value-type="string" calcext:value-type="string">
            <text:p>perem := 1</text:p>
          </table:table-cell>
          <table:table-cell table:style-name="ce4" office:value-type="string" calcext:value-type="string">
            <text:p>- это краткое объявление и присваивание значения переменной с автовыведением типа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reflect.<text:span text:style-name="T1">TypeOf</text:span>(tst)</text:p>
          </table:table-cell>
          <table:table-cell table:style-name="ce4" office:value-type="string" calcext:value-type="string">
            <text:p>Узнать тип переменной, нужна либа reflect</text:p>
          </table:table-cell>
          <table:table-cell table:number-columns-repeated="62"/>
        </table:table-row>
        <table:table-row table:style-name="ro1" table:number-rows-repeated="7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Нет короткого if (тернарные строки ?:), только полные if-else</text:p>
          </table:table-cell>
          <table:table-cell table:number-columns-repeated="62"/>
        </table:table-row>
        <table:table-row table:style-name="ro6">
          <table:table-cell table:style-name="ce4" office:value-type="string" calcext:value-type="string">
            <text:p><text:span text:style-name="T5">if </text:span>7%2 == 0 {</text:p>
            <text:p>        fmt.<text:span text:style-name="T1">Println</text:span>(<text:span text:style-name="T2">"7 is even"</text:span>)</text:p>
            <text:p>    } <text:span text:style-name="T5">else</text:span> {</text:p>
            <text:p>        fmt.<text:span text:style-name="T1">Println</text:span>(<text:span text:style-name="T2">"7 is odd"</text:span>)</text:p>
            <text:p>    }</text:p>
          </table:table-cell>
          <table:table-cell table:style-name="ce4" office:value-type="string" calcext:value-type="string">
            <text:p>Обычный if — else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<text:span text:style-name="T5">If </text:span>8%4 == 0 {</text:p>
            <text:p>        fmt.<text:span text:style-name="T1">Println</text:span>(<text:span text:style-name="T2">"8 is divisible by 4"</text:span>)</text:p>
            <text:p>    }</text:p>
          </table:table-cell>
          <table:table-cell table:style-name="ce4" office:value-type="string" calcext:value-type="string">
            <text:p>Короткий if без else</text:p>
          </table:table-cell>
          <table:table-cell table:number-columns-repeated="62"/>
        </table:table-row>
        <table:table-row table:style-name="ro7">
          <table:table-cell table:style-name="ce2" office:value-type="string" calcext:value-type="string">
            <text:p><text:span text:style-name="T5">if </text:span>num := 9; num &lt; 0 {</text:p>
            <text:p>        fmt.<text:span text:style-name="T1">Println</text:span>(num, <text:span text:style-name="T2">"is negative"</text:span>)</text:p>
            <text:p>    } <text:span text:style-name="T5">else</text:span> if num &lt; 10 {</text:p>
            <text:p>        fmt.<text:span text:style-name="T1">Println</text:span>(num,<text:span text:style-name="T2"> "has 1 digit"</text:span>)</text:p>
            <text:p>    } <text:span text:style-name="T5">else</text:span> {</text:p>
            <text:p>        fmt.<text:span text:style-name="T1">Println</text:span>(num, <text:span text:style-name="T2">"has multiple digits"</text:span>)</text:p>
            <text:p>    }</text:p>
            <text:p>}</text:p>
          </table:table-cell>
          <table:table-cell table:style-name="ce4" office:value-type="string" calcext:value-type="string">
            <text:p><text:span text:style-name="T5">If-else</text:span> с внутренней переменной</text:p>
          </table:table-cell>
          <table:table-cell table:number-columns-repeated="62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>
          <table:table-cell table:style-name="ce8" office:value-type="string" calcext:value-type="string">
            <text:p>switch</text:p>
          </table:table-cell>
          <table:table-cell table:style-name="ce8" office:value-type="string" calcext:value-type="string">
            <text:p>Который по «Чистому коду» НЕ надо использовать</text:p>
          </table:table-cell>
          <table:table-cell table:number-columns-repeated="62"/>
        </table:table-row>
        <table:table-row table:style-name="ro8">
          <table:table-cell table:style-name="ce4" office:value-type="string" calcext:value-type="string">
            <text:p>i := 2</text:p>
            <text:p>fmt.<text:span text:style-name="T1">Print</text:span>(<text:span text:style-name="T2">"Write "</text:span>, i, <text:span text:style-name="T2">" as "</text:span>)</text:p>
            <text:p><text:span text:style-name="T5">switch</text:span> i {</text:p>
            <text:p>    <text:span text:style-name="T5">case </text:span>1:</text:p>
            <text:p>        fmt.<text:span text:style-name="T1">Println</text:span>(<text:span text:style-name="T2">"one"</text:span>)</text:p>
            <text:p>   <text:span text:style-name="T5"> case</text:span> 2:</text:p>
            <text:p>        fmt.<text:span text:style-name="T1">Println</text:span>(<text:span text:style-name="T2">"two"</text:span>)</text:p>
            <text:p>    <text:span text:style-name="T5">case</text:span> 3:</text:p>
            <text:p>        fmt.<text:span text:style-name="T1">Println</text:span>(<text:span text:style-name="T2">"three"</text:span>)</text:p>
            <text:p>    }</text:p>
            <text:p/>
          </table:table-cell>
          <table:table-cell table:style-name="ce4" office:value-type="string" calcext:value-type="string">
            <text:p>Базовый switch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<text:span text:style-name="T5">switch</text:span> time.Now().Weekday() {</text:p>
            <text:p>    <text:span text:style-name="T5">case</text:span> time.Saturday, time.Sunday:</text:p>
            <text:p>        fmt.<text:span text:style-name="T1">Println</text:span>("It's the weekend")</text:p>
            <text:p>    <text:span text:style-name="T5">default</text:span>:</text:p>
            <text:p>        fmt.<text:span text:style-name="T1">Println</text:span>("It's a weekday")</text:p>
            <text:p>    }</text:p>
          </table:table-cell>
          <table:table-cell table:style-name="ce4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62"/>
        </table:table-row>
        <table:table-row table:style-name="ro9">
          <table:table-cell table:style-name="ce4" office:value-type="string" calcext:value-type="string">
            <text:p>whatAmI := <text:span text:style-name="T5">func</text:span>(i <text:span text:style-name="T5">interface</text:span>{}) {</text:p>
            <text:p>        <text:span text:style-name="T5">switch</text:span> t := i.(<text:span text:style-name="T5">type</text:span>) {</text:p>
            <text:p>        <text:span text:style-name="T5">case</text:span> bool:</text:p>
            <text:p>            fmt.Println("I'm a bool")</text:p>
            <text:p>        <text:span text:style-name="T5">case</text:span> int:</text:p>
            <text:p>            fmt.Println("I'm an int")</text:p>
            <text:p>        <text:span text:style-name="T5">default</text:span>:</text:p>
            <text:p>            fmt.Printf("Don't know type %T\n", t)</text:p>
            <text:p>        }</text:p>
            <text:p>    }</text:p>
          </table:table-cell>
          <table:table-cell table:style-name="ce4" office:value-type="string" calcext:value-type="string">
            <text:p>Свитч по типам</text:p>
          </table:table-cell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6" table:number-columns-repeated="2"/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6" table:number-columns-repeated="2"/>
          <table:table-cell table:number-columns-repeated="62"/>
        </table:table-row>
        <table:table-row table:style-name="ro1" table:number-rows-repeated="6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5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4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19">
          <table:table-cell table:style-name="ce4" table:number-columns-repeated="2"/>
          <table:table-cell table:number-columns-repeated="62"/>
        </table:table-row>
        <table:table-row table:style-name="ro1" table:number-rows-repeated="104849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rings" table:style-name="ta1">
        <table:table-column table:style-name="co4" table:number-columns-repeated="2" table:default-cell-style-name="ce4"/>
        <table:table-row table:style-name="ro1">
          <table:table-cell table:style-name="ce3" office:value-type="string" calcext:value-type="string">
            <text:p>fmt.print</text:p>
          </table:table-cell>
          <table:table-cell table:style-name="ce3"/>
        </table:table-row>
        <table:table-row table:style-name="ro1">
          <table:table-cell office:value-type="string" calcext:value-type="string">
            <text:p>fmt.<text:span text:style-name="T1">Println</text:span>("Some string")</text:p>
          </table:table-cell>
          <table:table-cell office:value-type="string" calcext:value-type="string">
            <text:p>вывод строки с переходом на следующую строку;</text:p>
          </table:table-cell>
        </table:table-row>
        <table:table-row table:style-name="ro1">
          <table:table-cell office:value-type="string" calcext:value-type="string">
            <text:p>fmt.<text:span text:style-name="T1">Print</text:span>("Some string")</text:p>
          </table:table-cell>
          <table:table-cell office:value-type="string" calcext:value-type="string">
            <text:p>вывод строки без перехода на следующую строку;</text:p>
          </table:table-cell>
        </table:table-row>
        <table:table-row table:style-name="ro1">
          <table:table-cell office:value-type="string" calcext:value-type="string">
            <text:p>fmt.<text:span text:style-name="T1">Printf</text:span>(<text:span text:style-name="T2">"Name: %s, Age: %d\n"</text:span>, <text:span text:style-name="T2">"Peter"</text:span>, 35)</text:p>
          </table:table-cell>
          <table:table-cell office:value-type="string" calcext:value-type="string">
            <text:p>форматированный вывод.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table:style-name="ce2" office:value-type="string" calcext:value-type="string">
            <text:p>fmt.<text:span text:style-name="T1">Println</text:span>(<text:span text:style-name="T2">"1+1 ="</text:span>, 1+1)</text:p>
            <text:p>fmt.<text:span text:style-name="T1">Println</text:span>(<text:span text:style-name="T2">"7.0/3.0 ="</text:span>, 7.0/3.0)</text:p>
          </table:table-cell>
          <table:table-cell office:value-type="string" calcext:value-type="string">
            <text:p>Перевод типа из int в string при написании в принте — автоматический</text:p>
          </table:table-cell>
        </table:table-row>
        <table:table-row table:style-name="ro3">
          <table:table-cell office:value-type="string" calcext:value-type="string">
            <text:p>fmt.<text:span text:style-name="T1">Println</text:span>(<text:span text:style-name="T2">`Это</text:span></text:p>
            <text:p><text:span text:style-name="T2">    многострочная строка.</text:span></text:p>
            <text:p><text:span text:style-name="T2">  `</text:span>)</text:p>
          </table:table-cell>
          <table:table-cell office:value-type="string" calcext:value-type="string">
            <text:p>Многострочность обеспечивают обратные кавычки ` - на Tab</text:p>
          </table:table-cell>
        </table:table-row>
        <table:table-row table:style-name="ro10">
          <table:table-cell office:value-type="string" calcext:value-type="string">
            <text:p>fmt.<text:span text:style-name="T1">Println</text:span>(</text:p>
            <text:p>    <text:span text:style-name="T2">"O'word "</text:span> +</text:p>
            <text:p>    <text:span text:style-name="T2">"Another \"word\" "</text:span> +</text:p>
            <text:p>    <text:span text:style-name="T2">"Last word."</text:span>)</text:p>
          </table:table-cell>
          <table:table-cell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5">
          <table:table-cell office:value-type="string" calcext:value-type="string">
            <text:p>"go" + "lang"</text:p>
            <text:p/>
          </table:table-cell>
          <table:table-cell office:value-type="string" calcext:value-type="string">
            <text:p>конкатенация строк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ints,floats" table:style-name="ta1">
        <table:table-column table:style-name="co5" table:number-columns-repeated="2" table:default-cell-style-name="ce4"/>
        <table:table-row table:style-name="ro1">
          <table:table-cell table:style-name="ce3" office:value-type="string" calcext:value-type="string">
            <text:p>constants</text:p>
          </table:table-cell>
          <table:table-cell table:style-name="ce3"/>
        </table:table-row>
        <table:table-row table:style-name="ro1">
          <table:table-cell office:value-type="string" calcext:value-type="string">
            <text:p><text:span text:style-name="T5">const</text:span> s <text:span text:style-name="T6">string</text:span> = <text:span text:style-name="T2">"constant"</text:span></text:p>
          </table:table-cell>
          <table:table-cell office:value-type="string" calcext:value-type="string">
            <text:p>Объявляем константу c указанием типа</text:p>
          </table:table-cell>
        </table:table-row>
        <table:table-row table:style-name="ro1">
          <table:table-cell office:value-type="string" calcext:value-type="string">
            <text:p><text:span text:style-name="T7">var</text:span><text:span text:style-name="T8"> a </text:span><text:span text:style-name="T9">int = 100</text:span></text:p>
          </table:table-cell>
          <table:table-cell office:value-type="string" calcext:value-type="string">
            <text:p>Объявляем переменную интовую со значением 1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1">
        <table:table-column table:style-name="co6" table:number-columns-repeated="2" table:default-cell-style-name="ce4"/>
        <table:table-row table:style-name="ro1">
          <table:table-cell table:style-name="ce3" office:value-type="string" calcext:value-type="string">
            <text:p>For</text:p>
          </table:table-cell>
          <table:table-cell table:style-name="ce3"/>
        </table:table-row>
        <table:table-row table:style-name="ro6">
          <table:table-cell office:value-type="string" calcext:value-type="string">
            <text:p> i := 1</text:p>
            <text:p><text:span text:style-name="T5">for</text:span> i &lt;= 3 {</text:p>
            <text:p>    fmt.<text:span text:style-name="T10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5">while</text:span> из Питона</text:p>
          </table:table-cell>
        </table:table-row>
        <table:table-row table:style-name="ro10">
          <table:table-cell office:value-type="string" calcext:value-type="string">
            <text:p><text:span text:style-name="T5">for</text:span> j := 7; j &lt;= 9; j++ {</text:p>
            <text:p>        fmt.<text:span text:style-name="T10">Println</text:span>(j)</text:p>
            <text:p>    }</text:p>
          </table:table-cell>
          <table:table-cell office:value-type="string" calcext:value-type="string">
            <text:p>Классический <text:span text:style-name="T5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6">
          <table:table-cell office:value-type="string" calcext:value-type="string">
            <text:p><text:span text:style-name="T5">for</text:span> {</text:p>
            <text:p>    fmt.<text:span text:style-name="T10">Println</text:span>(<text:span text:style-name="T2">"loop"</text:span>)</text:p>
            <text:p>    <text:span text:style-name="T5">break</text:span></text:p>
            <text:p>}</text:p>
            <text:p/>
          </table:table-cell>
          <table:table-cell office:value-type="string" calcext:value-type="string">
            <text:p>Вечный цикл. Он же <text:span text:style-name="T5">while True</text:span> в питоне.</text:p>
            <text:p>Оканчивается только через <text:span text:style-name="T5">break</text:span></text:p>
          </table:table-cell>
        </table:table-row>
        <table:table-row table:style-name="ro11">
          <table:table-cell office:value-type="string" calcext:value-type="string">
            <text:p><text:span text:style-name="T5">for</text:span> n := 0; n &lt;= 5; n++ {</text:p>
            <text:p>        if n%2 == 0 {</text:p>
            <text:p>            <text:span text:style-name="T5">continue</text:span></text:p>
            <text:p>        }</text:p>
            <text:p>        fmt.<text:span text:style-name="T10">Println</text:span>(n)</text:p>
            <text:p>    }</text:p>
            <text:p>}</text:p>
          </table:table-cell>
          <table:table-cell office:value-type="string" calcext:value-type="string">
            <text:p>Пример <text:span text:style-name="T5">continue</text:span></text:p>
          </table:table-cell>
        </table:table-row>
        <table:table-row table:style-name="ro1">
          <table:table-cell table:style-name="ce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3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rays" table:style-name="ta1">
        <table:table-column table:style-name="co7" table:number-columns-repeated="2" table:default-cell-style-name="ce15"/>
        <table:table-column table:style-name="co3" table:number-columns-repeated="1022" table:default-cell-style-name="ce15"/>
        <table:table-row table:style-name="ro1">
          <table:table-cell table:style-name="ce13" office:value-type="string" calcext:value-type="string">
            <text:p>Массивы с ФИКСИРОВАННОЙ ДЛИНОЙ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4" office:value-type="string" calcext:value-type="string">
            <text:p><text:span text:style-name="T5">var</text:span> a [5]<text:span text:style-name="T1">int</text:span></text:p>
          </table:table-cell>
          <table:table-cell table:style-name="ce14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A[4] = 100</text:p>
          </table:table-cell>
          <table:table-cell table:style-name="ce14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<text:span text:style-name="T5">len</text:span>(a)</text:p>
          </table:table-cell>
          <table:table-cell table:style-name="ce14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b := [5]<text:span text:style-name="T1">int</text:span>{1, 2, 3, 4, 5}</text:p>
          </table:table-cell>
          <table:table-cell table:style-name="ce14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Slices</text:p>
          </table:table-cell>
          <table:table-cell table:style-name="ce17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<text:span text:style-name="T5">var</text:span> scores []<text:span text:style-name="T1">float64</text:span></text:p>
          </table:table-cell>
          <table:table-cell table:style-name="ce14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scores = <text:span text:style-name="T5">append</text:span>(scores, 1.1)</text:p>
          </table:table-cell>
          <table:table-cell table:style-name="ce14" office:value-type="string" calcext:value-type="string">
            <text:p>Добавляем к нему элемент 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5">
          <table:table-cell table:style-name="ce14" office:value-type="string" calcext:value-type="string">
            <text:p>s := <text:span text:style-name="T11">make</text:span>([]<text:span text:style-name="T1">string</text:span>, 3)</text:p>
          </table:table-cell>
          <table:table-cell table:style-name="ce14" office:value-type="string" calcext:value-type="string">
            <text:p>Создаём срез НЕнулевой длины (в данном случае длны 3) через оператор <text:span text:style-name="T5">make</text:span>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<text:span text:style-name="T12">finish := </text:span><text:span text:style-name="T13">make</text:span><text:span text:style-name="T12">([]string, len(start</text:span>))</text:p>
            <text:p><text:span text:style-name="T14">copy</text:span><text:span text:style-name="T15">(finish, start</text:span>)</text:p>
          </table:table-cell>
          <table:table-cell table:style-name="ce14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5">
          <table:table-cell table:style-name="ce14" office:value-type="string" calcext:value-type="string">
            <text:p>t := []<text:span text:style-name="T1">string</text:span>{<text:span text:style-name="T2">"g", "h", "i"</text:span>}</text:p>
          </table:table-cell>
          <table:table-cell table:style-name="ce14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2">
          <table:table-cell table:style-name="ce14" office:value-type="string" calcext:value-type="string">
            <text:p>twoD := <text:span text:style-name="T11">make</text:span>( [ ][ ]<text:span text:style-name="T1">int</text:span>, 3)</text:p>
            <text:p>    <text:span text:style-name="T16">for</text:span> i := 0; i &lt; 3; i++ {</text:p>
            <text:p>        innerLen := i + 1</text:p>
            <text:p>        twoD[i] = <text:span text:style-name="T11">make</text:span>([ ]<text:span text:style-name="T1">int</text:span>, innerLen)</text:p>
            <text:p>        <text:span text:style-name="T16">for</text:span> j := 0; j &lt; innerLen; j++ {</text:p>
            <text:p>            twoD[i][j] = i + j</text:p>
            <text:p>        }</text:p>
            <text:p>    }</text:p>
            <text:p>    fmt.<text:span text:style-name="T1">Println</text:span>("2d: ", twoD)</text:p>
          </table:table-cell>
          <table:table-cell table:style-name="ce14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17" office:value-type="string" calcext:value-type="string">
            <text:p>Maps</text:p>
          </table:table-cell>
          <table:table-cell table:style-name="ce17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m := <text:span text:style-name="T11">make</text:span>(map[<text:span text:style-name="T1">string</text:span>]<text:span text:style-name="T1">int</text:span>)</text:p>
            <text:p/>
          </table:table-cell>
          <table:table-cell table:style-name="ce18" office:value-type="string" calcext:value-type="string">
            <text:p>Объявление мапы (словаря)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m[<text:span text:style-name="T2">"k1"</text:span>] = 7</text:p>
            <text:p>m[<text:span text:style-name="T2">"k2"</text:span>] = 13</text:p>
          </table:table-cell>
          <table:table-cell table:style-name="ce18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v1 := m[<text:span text:style-name="T2">"k1"</text:span>]</text:p>
          </table:table-cell>
          <table:table-cell table:style-name="ce18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<text:span text:style-name="T16">len</text:span>(m)</text:p>
          </table:table-cell>
          <table:table-cell table:style-name="ce18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<text:span text:style-name="T16">delete</text:span>(m, <text:span text:style-name="T2">"k2"</text:span>)</text:p>
          </table:table-cell>
          <table:table-cell table:style-name="ce18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_, prs := m[<text:span text:style-name="T2">"k2"</text:span>]</text:p>
          </table:table-cell>
          <table:table-cell table:style-name="ce18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n := map[<text:span text:style-name="T1">string</text:span>]<text:span text:style-name="T1">int</text:span>{<text:span text:style-name="T2">"foo"</text:span>: 1, <text:span text:style-name="T2">"bar"</text:span>: 2}</text:p>
          </table:table-cell>
          <table:table-cell table:style-name="ce18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19" office:value-type="string" calcext:value-type="string">
            <text:p>range</text:p>
          </table:table-cell>
          <table:table-cell table:style-name="ce19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10">
          <table:table-cell table:style-name="ce20" office:value-type="string" calcext:value-type="string">
            <text:p><text:span text:style-name="T17">n := map[</text:span><text:span text:style-name="T18">string</text:span><text:span text:style-name="T17">]</text:span><text:span text:style-name="T18">int</text:span><text:span text:style-name="T17">{</text:span><text:span text:style-name="T19">"foo"</text:span><text:span text:style-name="T17">: 1,</text:span><text:span text:style-name="T19"> "bar"</text:span><text:span text:style-name="T17">: 2}</text:span></text:p>
            <text:p><text:span text:style-name="T17"/></text:p>
            <text:p><text:span text:style-name="T20">for</text:span><text:span text:style-name="T17"> key, value := </text:span><text:span text:style-name="T20">range</text:span><text:span text:style-name="T17"> n {</text:span></text:p>
            <text:p><text:span text:style-name="T17">    fmt.</text:span><text:span text:style-name="T18">Println</text:span><text:span text:style-name="T17">(</text:span><text:span text:style-name="T19">"key: "</text:span><text:span text:style-name="T17">, key, </text:span><text:span text:style-name="T19">", value: "</text:span><text:span text:style-name="T17">, value)</text:span></text:p>
          </table:table-cell>
          <table:table-cell table:style-name="ce21" office:value-type="string" calcext:value-type="string">
            <text:p><text:span text:style-name="T21">key, value := </text:span><text:span text:style-name="T22">range</text:span></text:p>
            <text:p><text:span text:style-name="T23">Выдает пары индекс-значение или ключ-значение</text:span></text:p>
          </table:table-cell>
          <table:table-cell table:number-columns-repeated="1022"/>
        </table:table-row>
        <table:table-row table:style-name="ro1" table:number-rows-repeated="7">
          <table:table-cell table:style-name="ce18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.00.0000</text:date>, <text:time style:data-style-name="N2" text:time-value="19:30:46.2727927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09-16T21:39:21.810073365</dc:date>
    <meta:editing-duration>PT20H13M20S</meta:editing-duration>
    <meta:editing-cycles>227</meta:editing-cycles>
    <meta:document-statistic meta:table-count="5" meta:cell-count="108" meta:object-count="0"/>
  </office:meta>
</office:document-meta>
</file>